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reformatted_20_Text"><text:bookmark text:name="rstudio_console_output"/>R version 3.5.2 (2018-12-20) -- "Eggshell Igloo"</text:p>
      <text:p text:style-name="Preformatted_20_Text">Copyright (C) 2018 The R Foundation for Statistical Computing</text:p>
      <text:p text:style-name="Preformatted_20_Text">Platform: x86_64-pc-linux-gnu (64-bit)</text:p>
      <text:p text:style-name="Preformatted_20_Text"/>
      <text:p text:style-name="Preformatted_20_Text">R is free software and comes with ABSOLUTELY NO WARRANTY.</text:p>
      <text:p text:style-name="Preformatted_20_Text">You are welcome to redistribute it under certain conditions.</text:p>
      <text:p text:style-name="Preformatted_20_Text">Type 'license()' or 'licence()' for distribution details.</text:p>
      <text:p text:style-name="Preformatted_20_Text"/>
      <text:p text:style-name="Preformatted_20_Text"><text:s text:c="2"/>Natural language support but running in an English locale</text:p>
      <text:p text:style-name="Preformatted_20_Text"/>
      <text:p text:style-name="Preformatted_20_Text">R is a collaborative project with many contributors.</text:p>
      <text:p text:style-name="Preformatted_20_Text">Type 'contributors()' for more information and</text:p>
      <text:p text:style-name="Preformatted_20_Text">'citation()' on how to cite R or R packages in publications.</text:p>
      <text:p text:style-name="Preformatted_20_Text"/>
      <text:p text:style-name="Preformatted_20_Text">Type 'demo()' for some demos, 'help()' for on-line help, or</text:p>
      <text:p text:style-name="Preformatted_20_Text">'help.start()' for an HTML browser interface to help.</text:p>
      <text:p text:style-name="Preformatted_20_Text">Type 'q()' to quit R.</text:p>
      <text:p text:style-name="Preformatted_20_Text"/>
      <text:p text:style-name="Preformatted_20_Text">[Workspace loaded from /media/user/1907USB/RonGitHUB/learnSpector/.RData]</text:p>
      <text:p text:style-name="Preformatted_20_Text"/>
      <text:p text:style-name="Preformatted_20_Text">&gt; #2020.3.1 <text:s/>try to read Date Time from mwiki logs</text:p>
      <text:p text:style-name="Preformatted_20_Text">&gt; rawPgs &lt;-read.csv('/media/user/1907USB/statWiki/op2R/#!hdsxRSKMutf8.csv',header = FALSE)</text:p>
      <text:p text:style-name="Preformatted_20_Text">&gt; View(rawPgs)</text:p>
      <text:p text:style-name="Preformatted_20_Text">&gt; View(rawPgs)</text:p>
      <text:p text:style-name="Preformatted_20_Text">&gt; <text:s/>try one date</text:p>
      <text:p text:style-name="Preformatted_20_Text">Error: unexpected symbol in " try one"</text:p>
      <text:p text:style-name="Preformatted_20_Text">&gt; tmp&lt;- as.character("2020年2月13日")</text:p>
      <text:p text:style-name="Preformatted_20_Text">&gt; tmp&lt;-gsub('[0-9]',':',tmp)</text:p>
      <text:p text:style-name="Preformatted_20_Text">&gt; ?regexpr</text:p>
      <text:p text:style-name="Preformatted_20_Text">&gt; tmp&lt;- as.character("2020年2月13日")</text:p>
      <text:p text:style-name="Preformatted_20_Text">&gt; tmp&lt;-gsub('(年|月|日',':',tmp)</text:p>
      <text:p text:style-name="Preformatted_20_Text">Error in gsub("(年|月|日", ":", tmp) : </text:p>
      <text:p text:style-name="Preformatted_20_Text"><text:s text:c="2"/>invalid regular expression '(年|月|日', reason 'Missing ')''</text:p>
      <text:p text:style-name="Preformatted_20_Text">&gt; tmp&lt;-gsub('(年|月|日)',':',tmp)</text:p>
      <text:p text:style-name="Preformatted_20_Text">&gt; View(rawAccess)</text:p>
      <text:p text:style-name="Preformatted_20_Text">&gt; tmp&lt;- as.character("2020年2月13日")</text:p>
      <text:p text:style-name="Preformatted_20_Text">&gt; tmp&lt;-gsub('(年|月|日)','/',tmp)</text:p>
      <text:p text:style-name="Preformatted_20_Text">Error in args(obj) : could not find function "2020/2/13/"</text:p>
      <text:p text:style-name="Preformatted_20_Text">&gt; tmp&lt;- as.character("2020年2月13日")</text:p>
      <text:p text:style-name="Preformatted_20_Text">&gt; tmp&lt;-gsub('(年|月|日)','/',tmp)</text:p>
      <text:p text:style-name="Preformatted_20_Text">&gt; tmp&lt;-tmp[1:9]</text:p>
      <text:p text:style-name="Preformatted_20_Text">&gt; tmp&lt;- as.character("2020年2月13日")</text:p>
      <text:p text:style-name="Preformatted_20_Text">&gt; tmp&lt;-gsub('(年|月|日)','/',tmp)</text:p>
      <text:p text:style-name="Preformatted_20_Text">&gt; tmp&lt;-gsub('/$','',tmp)</text:p>
      <text:p text:style-name="Preformatted_20_Text">&gt; View(rawPgs)</text:p>
      <text:p text:style-name="Preformatted_20_Text">&gt; View(rawPgs)</text:p>
      <text:p text:style-name="Preformatted_20_Text">&gt; tmp&lt;- as.character("11:50?")</text:p>
      <text:p text:style-name="Preformatted_20_Text">&gt; tmp&lt;-gsub('\\?$','',tmp)</text:p>
      <text:p text:style-name="Preformatted_20_Text">&gt; View(rawPgs)</text:p>
      <text:p text:style-name="Preformatted_20_Text">&gt; #convert date and time</text:p>
      <text:p text:style-name="Preformatted_20_Text">&gt; rawPgs$V5 &lt;- as.character(rawPgs$V5)</text:p>
      <text:p text:style-name="Preformatted_20_Text">&gt; rawPgs$V5&lt;-gsub('(年|月|日)','/',rawPgs$V5)</text:p>
      <text:p text:style-name="Preformatted_20_Text">&gt; rawPgs$V5 &lt;-gsub('/$','',rawPgs$V5)</text:p>
      <text:p text:style-name="Preformatted_20_Text">&gt; rawPgs$V7 &lt;- gsub('\\?$','',rawPgs$V7)</text:p>
      <text:p text:style-name="Preformatted_20_Text">&gt; #create chron date/time and POSIX date/time from V5 V7</text:p>
      <text:p text:style-name="Preformatted_20_Text">&gt; rawPgs$DateTime = chron(dates=rawPgs$V5,times=rawPgs$V7,</text:p>
      <text:p text:style-name="Preformatted_20_Text">+ <text:s text:c="22"/>format=c('y/m/d','h:m'))</text:p>
      <text:p text:style-name="Preformatted_20_Text">Error in chron(dates = rawPgs$V5, times = rawPgs$V7, format = c("y/m/d", <text:s/>: </text:p>
      <text:p text:style-name="Preformatted_20_Text"><text:s text:c="2"/>could not find function "chron"</text:p>
      <text:p text:style-name="Preformatted_20_Text">&gt; library(chron)</text:p>
      <text:p text:style-name="Preformatted_20_Text">NOTE: The default cutoff when expanding a 2-digit year</text:p>
      <text:p text:style-name="Preformatted_20_Text"><text:soft-page-break/>to a 4-digit year will change from 30 to 69 by Aug 2020</text:p>
      <text:p text:style-name="Preformatted_20_Text">(as for Date and POSIXct in base R.)</text:p>
      <text:p text:style-name="Preformatted_20_Text">&gt; #create chron date/time and POSIX date/time from V5 V7</text:p>
      <text:p text:style-name="Preformatted_20_Text">&gt; rawPgs$DateTime = chron(dates=rawPgs$V5,times=rawPgs$V7,</text:p>
      <text:p text:style-name="Preformatted_20_Text">+ <text:s text:c="22"/>format=c('y/m/d','h:m'))</text:p>
      <text:p text:style-name="Preformatted_20_Text">Error in convert.times(times., format = format[[2]]) : </text:p>
      <text:p text:style-name="Preformatted_20_Text"><text:s text:c="2"/>format h:m may be incorrect</text:p>
      <text:p text:style-name="Preformatted_20_Text">&gt; #2020.3.1 <text:s/>try to read Date Time from mwiki logs</text:p>
      <text:p text:style-name="Preformatted_20_Text">&gt; rawPgs &lt;-read.csv('/media/user/1907USB/statWiki/op2R/#!hdsxRSKMutf8.csv',header = FALSE)</text:p>
      <text:p text:style-name="Preformatted_20_Text">&gt; #convert date and time</text:p>
      <text:p text:style-name="Preformatted_20_Text">&gt; rawPgs$V5 &lt;- as.character(rawPgs$V5)</text:p>
      <text:p text:style-name="Preformatted_20_Text">&gt; rawPgs$V5&lt;-gsub('(年|月|日)','/',rawPgs$V5)</text:p>
      <text:p text:style-name="Preformatted_20_Text">&gt; rawPgs$V5 &lt;-gsub('/$','',rawPgs$V5)</text:p>
      <text:p text:style-name="Preformatted_20_Text">&gt; rawPgs$V7 &lt;- as.character(rawPgs$V7)</text:p>
      <text:p text:style-name="Preformatted_20_Text">&gt; rawPgs$V7 &lt;- gsub('\\?$','',rawPgs$V7)</text:p>
      <text:p text:style-name="Preformatted_20_Text">&gt; library(chron)</text:p>
      <text:p text:style-name="Preformatted_20_Text">&gt; #create chron date/time and POSIX date/time from V5 V7</text:p>
      <text:p text:style-name="Preformatted_20_Text">&gt; rawPgs$DateTime = chron(dates=rawPgs$V5,times=rawPgs$V7,</text:p>
      <text:p text:style-name="Preformatted_20_Text">+ <text:s text:c="22"/>format=c('y/m/d','h:m'))</text:p>
      <text:p text:style-name="Preformatted_20_Text">Error in convert.times(times., format = format[[2]]) : </text:p>
      <text:p text:style-name="Preformatted_20_Text"><text:s text:c="2"/>format h:m may be incorrect</text:p>
      <text:p text:style-name="Preformatted_20_Text">&gt; dtimes=c("09:30","11:59")</text:p>
      <text:p text:style-name="Preformatted_20_Text">&gt; theTimes = chron(times=dtimes,format='h:m')</text:p>
      <text:p text:style-name="Preformatted_20_Text">Error in convert.times(times., fmt) : format h:m may be incorrect</text:p>
      <text:p text:style-name="Preformatted_20_Text">&gt; ?chron</text:p>
      <text:p text:style-name="Preformatted_20_Text">&gt; rawPgs$V7 &lt;- paste(rawPgs$V7,":00")</text:p>
      <text:p text:style-name="Preformatted_20_Text">&gt; dtimes=c("11:50 :00","1:59 :00")</text:p>
      <text:p text:style-name="Preformatted_20_Text">&gt; theTimes = chron(times=dtimes,format='h:m:s')</text:p>
      <text:p text:style-name="Preformatted_20_Text">&gt; #create chron date/time and POSIX date/time from V5 V7</text:p>
      <text:p text:style-name="Preformatted_20_Text">&gt; rawPgs$DateTime = chron(dates=rawPgs$V5,times=rawPgs$V7,</text:p>
      <text:p text:style-name="Preformatted_20_Text">+ <text:s text:c="22"/>format=c('y/m/d','h:m:s'))</text:p>
      <text:p text:style-name="Preformatted_20_Text">&gt; #strptime to convert original date time to POSIX format</text:p>
      <text:p text:style-name="Preformatted_20_Text">&gt; rawPgs$Posix = strptime(rawPgs$DateTime,</text:p>
      <text:p text:style-name="Preformatted_20_Text">+ <text:s text:c="25"/>format='%d/%b/%Y:%H:%M:%S')</text:p>
      <text:p text:style-name="Preformatted_20_Text">&gt; #strptime to convert original date time to POSIX format</text:p>
      <text:p text:style-name="Preformatted_20_Text">&gt; rawPgs$Posix = strptime(rawPgs$DateTime,</text:p>
      <text:p text:style-name="Preformatted_20_Text">+ <text:s text:c="25"/>format='%y/%m/%d:%H:%M:%S')</text:p>
      <text:p text:style-name="Preformatted_20_Text">&gt; rawPgs$Posix = strptime(rawPgs$DateTime,</text:p>
      <text:p text:style-name="Preformatted_20_Text">+ <text:s text:c="25"/>format='%y/%m/%d %H:%M:%S')</text:p>
      <text:p text:style-name="Preformatted_20_Text">&gt; ?strptime</text:p>
      <text:p text:style-name="Preformatted_20_Text">&gt; rawPgs$Posix = gsub('^\\(','',rawPgs$DateTime)</text:p>
      <text:p text:style-name="Preformatted_20_Text">&gt; rawPgs$Posix = gsub('\\)$','',rawPgs$Posix)</text:p>
      <text:p text:style-name="Preformatted_20_Text">&gt; rawPgs$Posix = strptime(rawPgs$Posix,</text:p>
      <text:p text:style-name="Preformatted_20_Text">+ <text:s text:c="25"/>format='%y/%m/%d %H:%M:%S')</text:p>
      <text:p text:style-name="Preformatted_20_Text">&gt; # names(rawAccessPosix))</text:p>
      <text:p text:style-name="P1">&gt; rawPgs$Posix.hour=(as.POSIXlt(rawPgs$Posix))$hou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9:19:01.240453917</meta:creation-date>
    <dc:date>2020-03-01T19:19:58.777456488</dc:date>
    <meta:editing-duration>PT58S</meta:editing-duration>
    <meta:editing-cycles>1</meta:editing-cycles>
    <meta:document-statistic meta:table-count="0" meta:image-count="0" meta:object-count="0" meta:page-count="2" meta:paragraph-count="101" meta:word-count="573" meta:character-count="4211" meta:non-whitespace-character-count="3617"/>
    <meta:generator>LibreOffice/6.1.5.2$Linux_X86_64 LibreOffice_project/10$Build-2</meta:generator>
  </office:meta>
</office:document-meta>
</file>